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0.85cm" fo:min-width="0.59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49cm" fo:min-width="0.59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849cm" fo:min-width="0.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849cm" fo:min-width="0.59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849cm" fo:min-width="0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0.85cm" fo:min-width="0.599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85cm" fo:min-width="0.59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85cm" fo:min-width="0.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849cm" fo:min-width="0.59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49cm" fo:min-width="0.599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5cm" fo:min-width="0.599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159cm" draw:marker-start-width="0.438cm" draw:marker-end="Symmetric_20_Arrow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5cm" fo:min-width="0.6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681cm"/>
    </style:style>
    <style:style style:name="gr15" style:family="graphic" style:parent-style-name="standard">
      <style:graphic-properties draw:stroke="none" svg:stroke-color="#000000" draw:fill="none" draw:fill-color="#ffffff" fo:min-height="1.178cm"/>
    </style:style>
    <style:style style:name="gr16" style:family="graphic" style:parent-style-name="objectwithoutfill">
      <style:graphic-properties draw:stroke="solid" draw:stroke-dash="Ultrafine_20_Dotted_20__28_var_29_" svg:stroke-width="0.159cm" svg:stroke-color="#3333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draw:stroke="solid" draw:stroke-dash="Fine_20_Dashed" svg:stroke-width="0.159cm" svg:stroke-color="#0000ff" draw:marker-start-width="0.676cm" draw:marker-end-width="0.676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849cm" fo:min-width="0.599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49cm" fo:min-width="0.6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0.849cm" fo:min-width="0.6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0.85cm" fo:min-width="0.599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503cm"/>
    </style:style>
    <style:style style:name="gr25" style:family="graphic" style:parent-style-name="objectwithoutfill">
      <style:graphic-properties draw:stroke="solid" draw:stroke-dash="Fine_20_Dashed" svg:stroke-width="0.212cm" svg:stroke-color="#6600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79cm" svg:height="1.18cm" svg:x="6.488cm" svg:y="11.3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79cm" svg:height="1.179cm" svg:x="7.663cm" svg:y="11.3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8cm" svg:height="1.179cm" svg:x="8.845cm" svg:y="11.3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79cm" svg:height="1.179cm" svg:x="6.488cm" svg:y="12.5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79cm" svg:height="1.179cm" svg:x="7.663cm" svg:y="12.5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8cm" svg:height="1.179cm" svg:x="8.845cm" svg:y="12.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179cm" svg:height="1.18cm" svg:x="6.488cm" svg:y="13.6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7.663cm" svg:y="13.6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8.845cm" svg:y="13.6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0.024cm" svg:y="11.3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79cm" svg:height="1.179cm" svg:x="11.206cm" svg:y="11.3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0.024cm" svg:y="12.5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1.206cm" svg:y="12.5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0.024cm" svg:y="13.6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1.206cm" svg:y="13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6.488cm" svg:y="14.8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7.664cm" svg:y="14.8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8.846cm" svg:y="14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6.488cm" svg:y="16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7.664cm" svg:y="16.0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8.846cm" svg:y="16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0.025cm" svg:y="14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1.207cm" svg:y="14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0.025cm" svg:y="16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1.207cm" svg:y="16.033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7.121cm" svg:y1="14.611cm" svg:x2="7.121cm" svg:y2="15.432cm">
          <text:p/>
        </draw:line>
        <draw:line draw:style-name="gr12" draw:text-style-name="P6" draw:layer="layout" svg:x1="8.282cm" svg:y1="13.547cm" svg:x2="8.3cm" svg:y2="14.266cm">
          <text:p/>
        </draw:line>
        <draw:line draw:style-name="gr12" draw:text-style-name="P6" draw:layer="layout" svg:x1="9.538cm" svg:y1="12.229cm" svg:x2="9.538cm" svg:y2="13.02cm">
          <text:p/>
        </draw:line>
        <draw:line draw:style-name="gr12" draw:text-style-name="P6" draw:layer="layout" svg:x1="9.848cm" svg:y1="11.986cm" svg:x2="10.583cm" svg:y2="11.98cm">
          <text:p/>
        </draw:line>
        <draw:line draw:style-name="gr12" draw:text-style-name="P6" draw:layer="layout" svg:x1="8.618cm" svg:y1="13.39cm" svg:x2="9.347cm" svg:y2="13.375cm">
          <text:p/>
        </draw:line>
        <draw:line draw:style-name="gr12" draw:text-style-name="P6" draw:layer="layout" svg:x1="7.333cm" svg:y1="14.434cm" svg:x2="8.177cm" svg:y2="14.428cm">
          <text:p/>
        </draw:line>
        <draw:custom-shape draw:style-name="gr13" draw:text-style-name="P5" draw:layer="layout" svg:width="1.18cm" svg:height="1.18cm" svg:x="13.052cm" svg:y="12.19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501cm" svg:height="0.931cm" svg:x="14.631cm" svg:y="12.302cm">
          <draw:text-box>
            <text:p><text:span text:style-name="T1">A</text:span><text:span text:style-name="T1">n </text:span><text:span text:style-name="T1">el</text:span><text:span text:style-name="T1">e</text:span><text:span text:style-name="T1">m</text:span><text:span text:style-name="T1">en</text:span><text:span text:style-name="T1">t</text:span></text:p>
          </draw:text-box>
        </draw:frame>
        <draw:line draw:style-name="gr12" draw:text-style-name="P6" draw:layer="layout" svg:x1="13.064cm" svg:y1="14.45cm" svg:x2="14.3cm" svg:y2="14.445cm">
          <text:p/>
        </draw:line>
        <draw:frame draw:style-name="gr15" draw:text-style-name="P7" draw:layer="layout" svg:width="3.501cm" svg:height="1.428cm" svg:x="14.711cm" svg:y="13.78cm">
          <draw:text-box>
            <text:p><text:span text:style-name="T2">Pr</text:span><text:span text:style-name="T2">op</text:span><text:span text:style-name="T2">ag</text:span><text:span text:style-name="T2">ati</text:span><text:span text:style-name="T2">on</text:span></text:p>
            <text:p><text:span text:style-name="T2">dir</text:span><text:span text:style-name="T2">ec</text:span><text:span text:style-name="T2">tio</text:span><text:span text:style-name="T2">n</text:span></text:p>
          </draw:text-box>
        </draw:frame>
        <draw:line draw:style-name="gr16" draw:text-style-name="P6" draw:layer="layout" svg:x1="12.923cm" svg:y1="16.213cm" svg:x2="14.615cm" svg:y2="16.221cm">
          <text:p/>
        </draw:line>
        <draw:frame draw:style-name="gr14" draw:text-style-name="P8" draw:layer="layout" svg:width="3.501cm" svg:height="0.931cm" svg:x="14.769cm" svg:y="15.614cm">
          <draw:text-box>
            <text:p><text:span text:style-name="T1">W</text:span><text:span text:style-name="T1">av</text:span><text:span text:style-name="T1">efr</text:span><text:span text:style-name="T1">on</text:span><text:span text:style-name="T1">t</text:span></text:p>
          </draw:text-box>
        </draw:frame>
        <draw:path draw:style-name="gr17" draw:text-style-name="P6" draw:layer="layout" svg:width="2.011cm" svg:height="0.776cm" draw:transform="rotate (0.327947366449734) translate (7.91015654740335cm 13.7890436928035cm)" svg:viewBox="0 0 2012 777" svg:d="M0 777c1679 1 2012-777 2012-777">
          <text:p/>
        </draw:path>
        <draw:path draw:style-name="gr17" draw:text-style-name="P6" draw:layer="layout" svg:width="2.175cm" svg:height="1.261cm" draw:transform="skewX (-0.0671951762017817) rotate (0.419402619254237) translate (9.15993911425458cm 12.0230319302698cm)" svg:viewBox="0 0 2176 1262" svg:d="M0 1262c1851 0 2176-1262 2176-1262">
          <text:p/>
        </draw:path>
        <draw:frame draw:style-name="gr18" draw:text-style-name="P7" draw:layer="layout" svg:width="1.176cm" svg:height="0.725cm" svg:x="6.541cm" svg:y="11.568cm">
          <draw:text-box>
            <text:p><text:span text:style-name="T3">0,0</text:span></text:p>
          </draw:text-box>
        </draw:frame>
        <draw:frame draw:style-name="gr18" draw:text-style-name="P7" draw:layer="layout" svg:width="1.176cm" svg:height="0.725cm" svg:x="7.717cm" svg:y="11.555cm">
          <draw:text-box>
            <text:p><text:span text:style-name="T4">0,1</text:span></text:p>
          </draw:text-box>
        </draw:frame>
        <draw:frame draw:style-name="gr18" draw:text-style-name="P7" draw:layer="layout" svg:width="1.176cm" svg:height="0.725cm" svg:x="7.717cm" svg:y="11.556cm">
          <draw:text-box>
            <text:p><text:span text:style-name="T3">0</text:span><text:span text:style-name="T3">,</text:span><text:span text:style-name="T3">1</text:span></text:p>
          </draw:text-box>
        </draw:frame>
        <draw:frame draw:style-name="gr18" draw:text-style-name="P7" draw:layer="layout" svg:width="1.176cm" svg:height="0.725cm" svg:x="8.922cm" svg:y="11.583cm">
          <draw:text-box>
            <text:p><text:span text:style-name="T3">0</text:span><text:span text:style-name="T3">,</text:span><text:span text:style-name="T3">2</text:span></text:p>
          </draw:text-box>
        </draw:frame>
        <draw:frame draw:style-name="gr18" draw:text-style-name="P7" draw:layer="layout" svg:width="1.176cm" svg:height="0.725cm" svg:x="10.113cm" svg:y="11.628cm">
          <draw:text-box>
            <text:p><text:span text:style-name="T3">0,3</text:span></text:p>
          </draw:text-box>
        </draw:frame>
        <draw:frame draw:style-name="gr18" draw:text-style-name="P9" draw:layer="layout" svg:width="1.176cm" svg:height="0.725cm" svg:x="11.216cm" svg:y="11.6cm">
          <draw:text-box>
            <text:p><text:span text:style-name="T3">0,4</text:span></text:p>
          </draw:text-box>
        </draw:frame>
        <draw:frame draw:style-name="gr18" draw:text-style-name="P9" draw:layer="layout" svg:width="1.176cm" svg:height="0.725cm" svg:x="11.274cm" svg:y="12.807cm">
          <draw:text-box>
            <text:p><text:span text:style-name="T3">1,4</text:span></text:p>
          </draw:text-box>
        </draw:frame>
        <draw:frame draw:style-name="gr18" draw:text-style-name="P9" draw:layer="layout" svg:width="1.176cm" svg:height="0.725cm" svg:x="10.068cm" svg:y="12.794cm">
          <draw:text-box>
            <text:p><text:span text:style-name="T3">1,3</text:span></text:p>
          </draw:text-box>
        </draw:frame>
        <draw:frame draw:style-name="gr18" draw:text-style-name="P9" draw:layer="layout" svg:width="1.176cm" svg:height="0.725cm" svg:x="8.922cm" svg:y="12.823cm">
          <draw:text-box>
            <text:p><text:span text:style-name="T3">1,2</text:span></text:p>
          </draw:text-box>
        </draw:frame>
        <draw:frame draw:style-name="gr18" draw:text-style-name="P9" draw:layer="layout" svg:width="1.176cm" svg:height="0.725cm" svg:x="7.819cm" svg:y="12.81cm">
          <draw:text-box>
            <text:p><text:span text:style-name="T3">1,1</text:span></text:p>
          </draw:text-box>
        </draw:frame>
        <draw:frame draw:style-name="gr18" draw:text-style-name="P7" draw:layer="layout" svg:width="1.176cm" svg:height="0.725cm" svg:x="6.528cm" svg:y="12.786cm">
          <draw:text-box>
            <text:p><text:span text:style-name="T3">1,0</text:span></text:p>
          </draw:text-box>
        </draw:frame>
        <draw:frame draw:style-name="gr18" draw:text-style-name="P7" draw:layer="layout" svg:width="1.176cm" svg:height="0.725cm" svg:x="6.514cm" svg:y="13.952cm">
          <draw:text-box>
            <text:p><text:span text:style-name="T3">2,0</text:span></text:p>
          </draw:text-box>
        </draw:frame>
        <draw:frame draw:style-name="gr18" draw:text-style-name="P9" draw:layer="layout" svg:width="1.176cm" svg:height="0.725cm" svg:x="7.813cm" svg:y="14.027cm">
          <draw:text-box>
            <text:p><text:span text:style-name="T3">2,1</text:span></text:p>
          </draw:text-box>
        </draw:frame>
        <draw:frame draw:style-name="gr18" draw:text-style-name="P9" draw:layer="layout" svg:width="1.176cm" svg:height="0.725cm" svg:x="8.911cm" svg:y="13.975cm">
          <draw:text-box>
            <text:p><text:span text:style-name="T3">2,2</text:span></text:p>
          </draw:text-box>
        </draw:frame>
        <draw:frame draw:style-name="gr18" draw:text-style-name="P9" draw:layer="layout" svg:width="1.176cm" svg:height="0.725cm" svg:x="10.102cm" svg:y="13.976cm">
          <draw:text-box>
            <text:p><text:span text:style-name="T3">2,</text:span><text:span text:style-name="T3">3</text:span></text:p>
          </draw:text-box>
        </draw:frame>
        <draw:frame draw:style-name="gr18" draw:text-style-name="P9" draw:layer="layout" svg:width="1.176cm" svg:height="0.725cm" svg:x="11.24cm" svg:y="13.977cm">
          <draw:text-box>
            <text:p><text:span text:style-name="T3">2</text:span><text:span text:style-name="T3">,</text:span><text:span text:style-name="T3">4</text:span></text:p>
          </draw:text-box>
        </draw:frame>
        <draw:frame draw:style-name="gr18" draw:text-style-name="P7" draw:layer="layout" svg:width="1.176cm" svg:height="0.725cm" svg:x="6.554cm" svg:y="15.156cm">
          <draw:text-box>
            <text:p><text:span text:style-name="T3">3,0</text:span></text:p>
          </draw:text-box>
        </draw:frame>
        <draw:path draw:style-name="gr17" draw:text-style-name="P6" draw:layer="layout" svg:width="2.066cm" svg:height="1.21cm" draw:transform="skewX (0.00925024503556994) rotate (0.0935496479068961) translate (6.10303607000873cm 14.7015647838589cm)" svg:viewBox="0 0 2067 1211" svg:d="M0 1211c1417-1 2067-1211 2067-1211">
          <text:p/>
        </draw:path>
        <draw:frame draw:style-name="gr18" draw:text-style-name="P9" draw:layer="layout" svg:width="1.176cm" svg:height="0.725cm" svg:x="8.898cm" svg:y="15.114cm">
          <draw:text-box>
            <text:p><text:span text:style-name="T3">3,2</text:span></text:p>
          </draw:text-box>
        </draw:frame>
        <draw:frame draw:style-name="gr18" draw:text-style-name="P9" draw:layer="layout" svg:width="1.176cm" svg:height="0.725cm" svg:x="10.089cm" svg:y="15.114cm">
          <draw:text-box>
            <text:p><text:span text:style-name="T3">3,3</text:span></text:p>
          </draw:text-box>
        </draw:frame>
        <draw:frame draw:style-name="gr18" draw:text-style-name="P9" draw:layer="layout" svg:width="1.176cm" svg:height="0.725cm" svg:x="11.24cm" svg:y="13.978cm">
          <draw:text-box>
            <text:p><text:span text:style-name="T3">2,4</text:span></text:p>
          </draw:text-box>
        </draw:frame>
        <draw:frame draw:style-name="gr18" draw:text-style-name="P9" draw:layer="layout" svg:width="1.176cm" svg:height="0.725cm" svg:x="11.253cm" svg:y="15.13cm">
          <draw:text-box>
            <text:p><text:span text:style-name="T3">3,4</text:span></text:p>
          </draw:text-box>
        </draw:frame>
        <draw:frame draw:style-name="gr18" draw:text-style-name="P9" draw:layer="layout" svg:width="1.176cm" svg:height="0.725cm" svg:x="7.787cm" svg:y="15.101cm">
          <draw:text-box>
            <text:p><text:span text:style-name="T3">3,1</text:span></text:p>
          </draw:text-box>
        </draw:frame>
        <draw:frame draw:style-name="gr18" draw:text-style-name="P9" draw:layer="layout" svg:width="1.176cm" svg:height="0.725cm" svg:x="11.287cm" svg:y="16.308cm">
          <draw:text-box>
            <text:p><text:span text:style-name="T3">4,4</text:span></text:p>
          </draw:text-box>
        </draw:frame>
        <draw:frame draw:style-name="gr18" draw:text-style-name="P9" draw:layer="layout" svg:width="1.176cm" svg:height="0.725cm" svg:x="10.075cm" svg:y="16.319cm">
          <draw:text-box>
            <text:p><text:span text:style-name="T3">4,3</text:span></text:p>
          </draw:text-box>
        </draw:frame>
        <draw:frame draw:style-name="gr18" draw:text-style-name="P9" draw:layer="layout" svg:width="1.176cm" svg:height="0.725cm" svg:x="8.898cm" svg:y="16.332cm">
          <draw:text-box>
            <text:p><text:span text:style-name="T3">4,2</text:span></text:p>
          </draw:text-box>
        </draw:frame>
        <draw:frame draw:style-name="gr18" draw:text-style-name="P9" draw:layer="layout" svg:width="1.176cm" svg:height="0.725cm" svg:x="7.76cm" svg:y="16.306cm">
          <draw:text-box>
            <text:p><text:span text:style-name="T3">4,1</text:span></text:p>
          </draw:text-box>
        </draw:frame>
        <draw:frame draw:style-name="gr18" draw:text-style-name="P7" draw:layer="layout" svg:width="1.176cm" svg:height="0.725cm" svg:x="6.593cm" svg:y="16.295cm">
          <draw:text-box>
            <text:p><text:span text:style-name="T3">4,0</text:span></text:p>
          </draw:text-box>
        </draw:frame>
        <draw:frame draw:style-name="gr19" draw:text-style-name="P9" draw:layer="layout" svg:width="1.176cm" svg:height="0.806cm" svg:x="13.145cm" svg:y="12.424cm">
          <draw:text-box>
            <text:p><text:span text:style-name="T5">i, j</text:span></text:p>
          </draw:text-box>
        </draw:frame>
        <draw:custom-shape draw:style-name="gr11" draw:text-style-name="P5" draw:layer="layout" svg:width="1.179cm" svg:height="1.18cm" svg:x="3.561cm" svg:y="2.5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179cm" svg:height="1.179cm" svg:x="4.736cm" svg:y="2.5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18cm" svg:height="1.179cm" svg:x="5.918cm" svg:y="2.5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179cm" svg:height="1.179cm" svg:x="3.561cm" svg:y="3.6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179cm" svg:height="1.179cm" svg:x="4.736cm" svg:y="3.6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18cm" svg:height="1.179cm" svg:x="5.918cm" svg:y="3.6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3.561cm" svg:y="4.8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179cm" svg:height="1.18cm" svg:x="4.736cm" svg:y="4.8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7.097cm" svg:y="2.5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79cm" svg:height="1.179cm" svg:x="8.279cm" svg:y="2.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7.097cm" svg:y="3.6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8.279cm" svg:y="3.6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7.097cm" svg:y="4.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8.279cm" svg:y="4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3.561cm" svg:y="6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4.737cm" svg:y="6.0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5.919cm" svg:y="6.0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3.561cm" svg:y="7.2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4.737cm" svg:y="7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5.919cm" svg:y="7.2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7.098cm" svg:y="6.0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8.28cm" svg:y="6.0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7.098cm" svg:y="7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8.28cm" svg:y="7.21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176cm" svg:height="0.725cm" svg:x="3.614cm" svg:y="2.746cm">
          <draw:text-box>
            <text:p><text:span text:style-name="T3">0,0</text:span></text:p>
          </draw:text-box>
        </draw:frame>
        <draw:frame draw:style-name="gr18" draw:text-style-name="P7" draw:layer="layout" svg:width="1.176cm" svg:height="0.725cm" svg:x="4.79cm" svg:y="2.733cm">
          <draw:text-box>
            <text:p><text:span text:style-name="T4">0,1</text:span></text:p>
          </draw:text-box>
        </draw:frame>
        <draw:frame draw:style-name="gr18" draw:text-style-name="P7" draw:layer="layout" svg:width="1.176cm" svg:height="0.725cm" svg:x="4.79cm" svg:y="2.734cm">
          <draw:text-box>
            <text:p><text:span text:style-name="T3">0,1</text:span></text:p>
          </draw:text-box>
        </draw:frame>
        <draw:frame draw:style-name="gr18" draw:text-style-name="P7" draw:layer="layout" svg:width="1.176cm" svg:height="0.725cm" svg:x="5.995cm" svg:y="2.761cm">
          <draw:text-box>
            <text:p><text:span text:style-name="T3">0,2</text:span></text:p>
          </draw:text-box>
        </draw:frame>
        <draw:frame draw:style-name="gr18" draw:text-style-name="P7" draw:layer="layout" svg:width="1.176cm" svg:height="0.725cm" svg:x="7.186cm" svg:y="2.806cm">
          <draw:text-box>
            <text:p><text:span text:style-name="T3">0,3</text:span></text:p>
          </draw:text-box>
        </draw:frame>
        <draw:frame draw:style-name="gr18" draw:text-style-name="P9" draw:layer="layout" svg:width="1.176cm" svg:height="0.725cm" svg:x="8.289cm" svg:y="2.778cm">
          <draw:text-box>
            <text:p><text:span text:style-name="T3">0,4</text:span></text:p>
          </draw:text-box>
        </draw:frame>
        <draw:frame draw:style-name="gr18" draw:text-style-name="P9" draw:layer="layout" svg:width="1.176cm" svg:height="0.725cm" svg:x="8.347cm" svg:y="3.985cm">
          <draw:text-box>
            <text:p><text:span text:style-name="T3">1,4</text:span></text:p>
          </draw:text-box>
        </draw:frame>
        <draw:frame draw:style-name="gr18" draw:text-style-name="P9" draw:layer="layout" svg:width="1.176cm" svg:height="0.725cm" svg:x="7.141cm" svg:y="3.972cm">
          <draw:text-box>
            <text:p><text:span text:style-name="T3">1,3</text:span></text:p>
          </draw:text-box>
        </draw:frame>
        <draw:frame draw:style-name="gr18" draw:text-style-name="P9" draw:layer="layout" svg:width="1.176cm" svg:height="0.725cm" svg:x="5.995cm" svg:y="4.001cm">
          <draw:text-box>
            <text:p><text:span text:style-name="T3">1,2</text:span></text:p>
          </draw:text-box>
        </draw:frame>
        <draw:frame draw:style-name="gr18" draw:text-style-name="P9" draw:layer="layout" svg:width="1.176cm" svg:height="0.725cm" svg:x="4.892cm" svg:y="3.988cm">
          <draw:text-box>
            <text:p><text:span text:style-name="T3">1,1</text:span></text:p>
          </draw:text-box>
        </draw:frame>
        <draw:frame draw:style-name="gr24" draw:text-style-name="P7" draw:layer="layout" svg:width="1.176cm" svg:height="1.753cm" svg:x="3.601cm" svg:y="3.964cm">
          <draw:text-box>
            <text:p><text:span text:style-name="T3">1,0</text:span></text:p>
          </draw:text-box>
        </draw:frame>
        <draw:frame draw:style-name="gr18" draw:text-style-name="P7" draw:layer="layout" svg:width="1.176cm" svg:height="0.725cm" svg:x="3.587cm" svg:y="5.13cm">
          <draw:text-box>
            <text:p><text:span text:style-name="T3">2,0</text:span></text:p>
          </draw:text-box>
        </draw:frame>
        <draw:frame draw:style-name="gr18" draw:text-style-name="P9" draw:layer="layout" svg:width="1.176cm" svg:height="0.725cm" svg:x="4.886cm" svg:y="5.205cm">
          <draw:text-box>
            <text:p><text:span text:style-name="T3">2</text:span><text:span text:style-name="T3">,</text:span><text:span text:style-name="T3">1</text:span></text:p>
          </draw:text-box>
        </draw:frame>
        <draw:frame draw:style-name="gr18" draw:text-style-name="P9" draw:layer="layout" svg:width="1.176cm" svg:height="0.725cm" svg:x="5.984cm" svg:y="5.153cm">
          <draw:text-box>
            <text:p><text:span text:style-name="T3">2</text:span><text:span text:style-name="T3">,</text:span><text:span text:style-name="T3">2</text:span></text:p>
          </draw:text-box>
        </draw:frame>
        <draw:frame draw:style-name="gr18" draw:text-style-name="P9" draw:layer="layout" svg:width="1.176cm" svg:height="0.725cm" svg:x="7.175cm" svg:y="5.154cm">
          <draw:text-box>
            <text:p><text:span text:style-name="T3">2,3</text:span></text:p>
          </draw:text-box>
        </draw:frame>
        <draw:frame draw:style-name="gr18" draw:text-style-name="P9" draw:layer="layout" svg:width="1.176cm" svg:height="0.725cm" svg:x="8.313cm" svg:y="5.155cm">
          <draw:text-box>
            <text:p><text:span text:style-name="T3">2,4</text:span></text:p>
          </draw:text-box>
        </draw:frame>
        <draw:frame draw:style-name="gr18" draw:text-style-name="P7" draw:layer="layout" svg:width="1.176cm" svg:height="0.725cm" svg:x="3.627cm" svg:y="6.334cm">
          <draw:text-box>
            <text:p><text:span text:style-name="T3">3,0</text:span></text:p>
          </draw:text-box>
        </draw:frame>
        <draw:frame draw:style-name="gr18" draw:text-style-name="P9" draw:layer="layout" svg:width="1.176cm" svg:height="0.725cm" svg:x="5.971cm" svg:y="6.292cm">
          <draw:text-box>
            <text:p><text:span text:style-name="T3">3,2</text:span></text:p>
          </draw:text-box>
        </draw:frame>
        <draw:frame draw:style-name="gr18" draw:text-style-name="P9" draw:layer="layout" svg:width="1.176cm" svg:height="0.725cm" svg:x="7.162cm" svg:y="6.292cm">
          <draw:text-box>
            <text:p><text:span text:style-name="T3">3,3</text:span></text:p>
          </draw:text-box>
        </draw:frame>
        <draw:frame draw:style-name="gr18" draw:text-style-name="P9" draw:layer="layout" svg:width="1.176cm" svg:height="0.725cm" svg:x="8.313cm" svg:y="5.156cm">
          <draw:text-box>
            <text:p><text:span text:style-name="T3">2,4</text:span></text:p>
          </draw:text-box>
        </draw:frame>
        <draw:frame draw:style-name="gr18" draw:text-style-name="P9" draw:layer="layout" svg:width="1.176cm" svg:height="0.725cm" svg:x="8.326cm" svg:y="6.308cm">
          <draw:text-box>
            <text:p><text:span text:style-name="T3">3,4</text:span></text:p>
          </draw:text-box>
        </draw:frame>
        <draw:frame draw:style-name="gr18" draw:text-style-name="P9" draw:layer="layout" svg:width="1.176cm" svg:height="0.725cm" svg:x="4.86cm" svg:y="6.279cm">
          <draw:text-box>
            <text:p><text:span text:style-name="T3">3,1</text:span></text:p>
          </draw:text-box>
        </draw:frame>
        <draw:frame draw:style-name="gr18" draw:text-style-name="P9" draw:layer="layout" svg:width="1.176cm" svg:height="0.725cm" svg:x="8.36cm" svg:y="7.486cm">
          <draw:text-box>
            <text:p><text:span text:style-name="T3">4,4</text:span></text:p>
          </draw:text-box>
        </draw:frame>
        <draw:frame draw:style-name="gr18" draw:text-style-name="P9" draw:layer="layout" svg:width="1.176cm" svg:height="0.725cm" svg:x="7.148cm" svg:y="7.497cm">
          <draw:text-box>
            <text:p><text:span text:style-name="T3">4,3</text:span></text:p>
          </draw:text-box>
        </draw:frame>
        <draw:frame draw:style-name="gr18" draw:text-style-name="P9" draw:layer="layout" svg:width="1.176cm" svg:height="0.725cm" svg:x="5.971cm" svg:y="7.51cm">
          <draw:text-box>
            <text:p><text:span text:style-name="T3">4,2</text:span></text:p>
          </draw:text-box>
        </draw:frame>
        <draw:frame draw:style-name="gr18" draw:text-style-name="P9" draw:layer="layout" svg:width="1.176cm" svg:height="0.725cm" svg:x="4.833cm" svg:y="7.484cm">
          <draw:text-box>
            <text:p><text:span text:style-name="T3">4,1</text:span></text:p>
          </draw:text-box>
        </draw:frame>
        <draw:frame draw:style-name="gr18" draw:text-style-name="P7" draw:layer="layout" svg:width="1.176cm" svg:height="0.725cm" svg:x="3.666cm" svg:y="7.473cm">
          <draw:text-box>
            <text:p><text:span text:style-name="T3">4,0</text:span></text:p>
          </draw:text-box>
        </draw:frame>
        <draw:custom-shape draw:style-name="gr1" draw:text-style-name="P1" draw:layer="layout" svg:width="1.179cm" svg:height="1.18cm" svg:x="10.164cm" svg:y="2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79cm" svg:height="1.179cm" svg:x="11.339cm" svg:y="2.5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8cm" svg:height="1.179cm" svg:x="12.521cm" svg:y="2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79cm" svg:height="1.179cm" svg:x="10.164cm" svg:y="3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79cm" svg:height="1.179cm" svg:x="11.339cm" svg:y="3.6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8cm" svg:height="1.179cm" svg:x="12.521cm" svg:y="3.6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179cm" svg:height="1.18cm" svg:x="10.164cm" svg:y="4.8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1.339cm" svg:y="4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12.521cm" svg:y="4.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3.7cm" svg:y="2.5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79cm" svg:height="1.179cm" svg:x="14.882cm" svg:y="2.5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3.7cm" svg:y="3.6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79cm" svg:height="1.18cm" svg:x="14.882cm" svg:y="3.6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3.7cm" svg:y="4.8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4.882cm" svg:y="4.8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10.164cm" svg:y="6.0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1.34cm" svg:y="6.0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2.522cm" svg:y="6.0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8cm" svg:height="1.18cm" svg:x="10.164cm" svg:y="7.2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1.34cm" svg:y="7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2.522cm" svg:y="7.2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3.701cm" svg:y="6.0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4.883cm" svg:y="6.0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79cm" svg:height="1.18cm" svg:x="13.701cm" svg:y="7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179cm" svg:height="1.179cm" svg:x="14.883cm" svg:y="7.209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0.797cm" svg:y1="5.787cm" svg:x2="10.797cm" svg:y2="6.608cm">
          <text:p/>
        </draw:line>
        <draw:line draw:style-name="gr12" draw:text-style-name="P6" draw:layer="layout" svg:x1="11.958cm" svg:y1="4.723cm" svg:x2="11.976cm" svg:y2="5.442cm">
          <text:p/>
        </draw:line>
        <draw:line draw:style-name="gr12" draw:text-style-name="P6" draw:layer="layout" svg:x1="13.214cm" svg:y1="3.405cm" svg:x2="13.214cm" svg:y2="4.196cm">
          <text:p/>
        </draw:line>
        <draw:line draw:style-name="gr12" draw:text-style-name="P6" draw:layer="layout" svg:x1="13.524cm" svg:y1="3.162cm" svg:x2="14.259cm" svg:y2="3.156cm">
          <text:p/>
        </draw:line>
        <draw:line draw:style-name="gr12" draw:text-style-name="P6" draw:layer="layout" svg:x1="12.294cm" svg:y1="4.566cm" svg:x2="13.023cm" svg:y2="4.551cm">
          <text:p/>
        </draw:line>
        <draw:line draw:style-name="gr12" draw:text-style-name="P6" draw:layer="layout" svg:x1="11.009cm" svg:y1="5.61cm" svg:x2="11.853cm" svg:y2="5.604cm">
          <text:p/>
        </draw:line>
        <draw:path draw:style-name="gr17" draw:text-style-name="P6" draw:layer="layout" svg:width="2.011cm" svg:height="0.776cm" draw:transform="rotate (0.327947366449734) translate (11.5861565474034cm 4.9650436928035cm)" svg:viewBox="0 0 2012 777" svg:d="M0 777c1679 1 2012-777 2012-777">
          <text:p/>
        </draw:path>
        <draw:path draw:style-name="gr17" draw:text-style-name="P6" draw:layer="layout" svg:width="2.175cm" svg:height="1.261cm" draw:transform="skewX (-0.0671951762017817) rotate (0.419402619254237) translate (12.8359391142546cm 3.1990319302698cm)" svg:viewBox="0 0 2176 1262" svg:d="M0 1262c1851 0 2176-1262 2176-1262">
          <text:p/>
        </draw:path>
        <draw:frame draw:style-name="gr18" draw:text-style-name="P7" draw:layer="layout" svg:width="1.176cm" svg:height="0.725cm" svg:x="10.217cm" svg:y="2.744cm">
          <draw:text-box>
            <text:p><text:span text:style-name="T3">0,0</text:span></text:p>
          </draw:text-box>
        </draw:frame>
        <draw:frame draw:style-name="gr18" draw:text-style-name="P7" draw:layer="layout" svg:width="1.176cm" svg:height="0.725cm" svg:x="11.393cm" svg:y="2.731cm">
          <draw:text-box>
            <text:p><text:span text:style-name="T4">0,1</text:span></text:p>
          </draw:text-box>
        </draw:frame>
        <draw:frame draw:style-name="gr18" draw:text-style-name="P7" draw:layer="layout" svg:width="1.176cm" svg:height="0.725cm" svg:x="11.393cm" svg:y="2.732cm">
          <draw:text-box>
            <text:p><text:span text:style-name="T3">0,1</text:span></text:p>
          </draw:text-box>
        </draw:frame>
        <draw:frame draw:style-name="gr18" draw:text-style-name="P7" draw:layer="layout" svg:width="1.176cm" svg:height="0.725cm" svg:x="12.598cm" svg:y="2.759cm">
          <draw:text-box>
            <text:p><text:span text:style-name="T3">0,2</text:span></text:p>
          </draw:text-box>
        </draw:frame>
        <draw:frame draw:style-name="gr18" draw:text-style-name="P7" draw:layer="layout" svg:width="1.176cm" svg:height="0.725cm" svg:x="13.789cm" svg:y="2.804cm">
          <draw:text-box>
            <text:p><text:span text:style-name="T3">0,3</text:span></text:p>
          </draw:text-box>
        </draw:frame>
        <draw:frame draw:style-name="gr18" draw:text-style-name="P9" draw:layer="layout" svg:width="1.176cm" svg:height="0.725cm" svg:x="14.892cm" svg:y="2.776cm">
          <draw:text-box>
            <text:p><text:span text:style-name="T3">0,4</text:span></text:p>
          </draw:text-box>
        </draw:frame>
        <draw:frame draw:style-name="gr18" draw:text-style-name="P9" draw:layer="layout" svg:width="1.176cm" svg:height="0.725cm" svg:x="14.95cm" svg:y="3.983cm">
          <draw:text-box>
            <text:p><text:span text:style-name="T3">1,4</text:span></text:p>
          </draw:text-box>
        </draw:frame>
        <draw:frame draw:style-name="gr18" draw:text-style-name="P9" draw:layer="layout" svg:width="1.176cm" svg:height="0.725cm" svg:x="13.744cm" svg:y="3.97cm">
          <draw:text-box>
            <text:p><text:span text:style-name="T3">1,3</text:span></text:p>
          </draw:text-box>
        </draw:frame>
        <draw:frame draw:style-name="gr18" draw:text-style-name="P9" draw:layer="layout" svg:width="1.176cm" svg:height="0.725cm" svg:x="12.598cm" svg:y="3.999cm">
          <draw:text-box>
            <text:p><text:span text:style-name="T3">1,2</text:span></text:p>
          </draw:text-box>
        </draw:frame>
        <draw:frame draw:style-name="gr18" draw:text-style-name="P9" draw:layer="layout" svg:width="1.176cm" svg:height="0.725cm" svg:x="11.495cm" svg:y="3.986cm">
          <draw:text-box>
            <text:p><text:span text:style-name="T3">1,1</text:span></text:p>
          </draw:text-box>
        </draw:frame>
        <draw:frame draw:style-name="gr18" draw:text-style-name="P7" draw:layer="layout" svg:width="1.176cm" svg:height="0.725cm" svg:x="10.204cm" svg:y="3.962cm">
          <draw:text-box>
            <text:p><text:span text:style-name="T3">1,0</text:span></text:p>
          </draw:text-box>
        </draw:frame>
        <draw:frame draw:style-name="gr18" draw:text-style-name="P7" draw:layer="layout" svg:width="1.176cm" svg:height="0.725cm" svg:x="10.19cm" svg:y="5.128cm">
          <draw:text-box>
            <text:p><text:span text:style-name="T3">2,0</text:span></text:p>
          </draw:text-box>
        </draw:frame>
        <draw:frame draw:style-name="gr18" draw:text-style-name="P9" draw:layer="layout" svg:width="1.176cm" svg:height="0.725cm" svg:x="11.489cm" svg:y="5.203cm">
          <draw:text-box>
            <text:p><text:span text:style-name="T3">2,1</text:span></text:p>
          </draw:text-box>
        </draw:frame>
        <draw:frame draw:style-name="gr18" draw:text-style-name="P9" draw:layer="layout" svg:width="1.176cm" svg:height="0.725cm" svg:x="12.587cm" svg:y="5.151cm">
          <draw:text-box>
            <text:p><text:span text:style-name="T3">2,2</text:span></text:p>
          </draw:text-box>
        </draw:frame>
        <draw:frame draw:style-name="gr18" draw:text-style-name="P9" draw:layer="layout" svg:width="1.176cm" svg:height="0.725cm" svg:x="13.778cm" svg:y="5.152cm">
          <draw:text-box>
            <text:p><text:span text:style-name="T3">2,3</text:span></text:p>
          </draw:text-box>
        </draw:frame>
        <draw:frame draw:style-name="gr18" draw:text-style-name="P9" draw:layer="layout" svg:width="1.176cm" svg:height="0.725cm" svg:x="14.916cm" svg:y="5.153cm">
          <draw:text-box>
            <text:p><text:span text:style-name="T3">2,4</text:span></text:p>
          </draw:text-box>
        </draw:frame>
        <draw:frame draw:style-name="gr18" draw:text-style-name="P7" draw:layer="layout" svg:width="1.176cm" svg:height="0.725cm" svg:x="10.23cm" svg:y="6.332cm">
          <draw:text-box>
            <text:p><text:span text:style-name="T3">3,0</text:span></text:p>
          </draw:text-box>
        </draw:frame>
        <draw:path draw:style-name="gr17" draw:text-style-name="P6" draw:layer="layout" svg:width="2.066cm" svg:height="1.21cm" draw:transform="skewX (0.00925024503556994) rotate (0.0935496479068961) translate (9.77903607000873cm 5.8775647838589cm)" svg:viewBox="0 0 2067 1211" svg:d="M0 1211c1417-1 2067-1211 2067-1211">
          <text:p/>
        </draw:path>
        <draw:frame draw:style-name="gr18" draw:text-style-name="P9" draw:layer="layout" svg:width="1.176cm" svg:height="0.725cm" svg:x="12.574cm" svg:y="6.29cm">
          <draw:text-box>
            <text:p><text:span text:style-name="T3">3,2</text:span></text:p>
          </draw:text-box>
        </draw:frame>
        <draw:frame draw:style-name="gr18" draw:text-style-name="P9" draw:layer="layout" svg:width="1.176cm" svg:height="0.725cm" svg:x="13.765cm" svg:y="6.29cm">
          <draw:text-box>
            <text:p><text:span text:style-name="T3">3,3</text:span></text:p>
          </draw:text-box>
        </draw:frame>
        <draw:frame draw:style-name="gr18" draw:text-style-name="P9" draw:layer="layout" svg:width="1.176cm" svg:height="0.725cm" svg:x="14.916cm" svg:y="5.154cm">
          <draw:text-box>
            <text:p><text:span text:style-name="T3">2,4</text:span></text:p>
          </draw:text-box>
        </draw:frame>
        <draw:frame draw:style-name="gr18" draw:text-style-name="P9" draw:layer="layout" svg:width="1.176cm" svg:height="0.725cm" svg:x="14.929cm" svg:y="6.306cm">
          <draw:text-box>
            <text:p><text:span text:style-name="T3">3,4</text:span></text:p>
          </draw:text-box>
        </draw:frame>
        <draw:frame draw:style-name="gr18" draw:text-style-name="P9" draw:layer="layout" svg:width="1.176cm" svg:height="0.725cm" svg:x="11.463cm" svg:y="6.277cm">
          <draw:text-box>
            <text:p><text:span text:style-name="T3">3,1</text:span></text:p>
          </draw:text-box>
        </draw:frame>
        <draw:frame draw:style-name="gr18" draw:text-style-name="P9" draw:layer="layout" svg:width="1.176cm" svg:height="0.725cm" svg:x="14.963cm" svg:y="7.484cm">
          <draw:text-box>
            <text:p><text:span text:style-name="T3">4,4</text:span></text:p>
          </draw:text-box>
        </draw:frame>
        <draw:frame draw:style-name="gr18" draw:text-style-name="P9" draw:layer="layout" svg:width="1.176cm" svg:height="0.725cm" svg:x="13.751cm" svg:y="7.495cm">
          <draw:text-box>
            <text:p><text:span text:style-name="T3">4,3</text:span></text:p>
          </draw:text-box>
        </draw:frame>
        <draw:frame draw:style-name="gr18" draw:text-style-name="P9" draw:layer="layout" svg:width="1.176cm" svg:height="0.725cm" svg:x="12.574cm" svg:y="7.508cm">
          <draw:text-box>
            <text:p><text:span text:style-name="T3">4,2</text:span></text:p>
          </draw:text-box>
        </draw:frame>
        <draw:frame draw:style-name="gr18" draw:text-style-name="P9" draw:layer="layout" svg:width="1.176cm" svg:height="0.725cm" svg:x="11.436cm" svg:y="7.482cm">
          <draw:text-box>
            <text:p><text:span text:style-name="T3">4,1</text:span></text:p>
          </draw:text-box>
        </draw:frame>
        <draw:frame draw:style-name="gr18" draw:text-style-name="P7" draw:layer="layout" svg:width="1.176cm" svg:height="0.725cm" svg:x="10.269cm" svg:y="7.471cm">
          <draw:text-box>
            <text:p><text:span text:style-name="T3">4,0</text:span></text:p>
          </draw:text-box>
        </draw:frame>
        <draw:polygon draw:style-name="gr25" draw:text-style-name="P6" draw:layer="layout" svg:width="3.538cm" svg:height="3.537cm" svg:x="3.655cm" svg:y="2.531cm" svg:viewBox="0 0 3539 3538" draw:points="0,1141 1191,1141 1191,0 2348,0 2348,1141 3539,1141 3539,2364 2282,2364 2282,3538 1092,3538 1092,2315 0,2315">
          <text:p/>
        </draw:polygon>
        <draw:custom-shape draw:style-name="gr13" draw:text-style-name="P5" draw:layer="layout" svg:width="1.18cm" svg:height="1.18cm" svg:x="16.795cm" svg:y="2.49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501cm" svg:height="0.931cm" svg:x="18.374cm" svg:y="2.602cm">
          <draw:text-box>
            <text:p><text:span text:style-name="T1">An element</text:span></text:p>
          </draw:text-box>
        </draw:frame>
        <draw:line draw:style-name="gr12" draw:text-style-name="P6" draw:layer="layout" svg:x1="16.807cm" svg:y1="4.65cm" svg:x2="18.043cm" svg:y2="4.645cm">
          <text:p/>
        </draw:line>
        <draw:frame draw:style-name="gr15" draw:text-style-name="P7" draw:layer="layout" svg:width="3.501cm" svg:height="1.428cm" svg:x="18.454cm" svg:y="3.98cm">
          <draw:text-box>
            <text:p><text:span text:style-name="T2">Propagation</text:span></text:p>
            <text:p><text:span text:style-name="T2">direction</text:span></text:p>
          </draw:text-box>
        </draw:frame>
        <draw:line draw:style-name="gr16" draw:text-style-name="P6" draw:layer="layout" svg:x1="16.637cm" svg:y1="5.936cm" svg:x2="18.329cm" svg:y2="5.944cm">
          <text:p/>
        </draw:line>
        <draw:frame draw:style-name="gr14" draw:text-style-name="P8" draw:layer="layout" svg:width="3.501cm" svg:height="0.931cm" svg:x="18.512cm" svg:y="5.514cm">
          <draw:text-box>
            <text:p><text:span text:style-name="T1">Wavefront</text:span></text:p>
          </draw:text-box>
        </draw:frame>
        <draw:frame draw:style-name="gr19" draw:text-style-name="P9" draw:layer="layout" svg:width="1.176cm" svg:height="0.806cm" svg:x="16.888cm" svg:y="2.724cm">
          <draw:text-box>
            <text:p><text:span text:style-name="T5">i, j</text:span></text:p>
          </draw:text-box>
        </draw:frame>
        <draw:polygon draw:style-name="gr25" draw:text-style-name="P6" draw:layer="layout" svg:width="1.438cm" svg:height="1.438cm" svg:x="16.89cm" svg:y="6.747cm" svg:viewBox="0 0 1439 1439" draw:points="0,464 484,464 484,0 955,0 955,464 1439,464 1439,962 928,962 928,1439 444,1439 444,942 0,942">
          <text:p/>
        </draw:polygon>
        <draw:frame draw:style-name="gr14" draw:text-style-name="P8" draw:layer="layout" svg:width="2.345cm" svg:height="0.931cm" svg:x="18.954cm" svg:y="7.058cm">
          <draw:text-box>
            <text:p><text:span text:style-name="T1">St</text:span><text:span text:style-name="T1">e</text:span><text:span text:style-name="T1">n</text:span><text:span text:style-name="T1">c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21:28:15.761531948</meta:creation-date>
    <meta:generator>LibreOffice/5.1.6.2$Linux_X86_64 LibreOffice_project/10m0$Build-2</meta:generator>
    <dc:date>2019-04-05T21:51:13.314317742</dc:date>
    <meta:editing-duration>PT42M</meta:editing-duration>
    <meta:editing-cycles>72</meta:editing-cycles>
    <meta:document-statistic meta:object-count="190"/>
  </office:meta>
</office:document-meta>
</file>